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FA000001618609CE1B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950e" draw:textarea-vertical-align="middle"/>
    </style:style>
    <style:style style:name="gr3" style:family="graphic" style:parent-style-name="standard">
      <style:graphic-properties draw:stroke="none" draw:fill="solid" draw:fill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text-outline="false" style:text-line-through-style="none" style:text-position="0% 100%" fo:font-family="'Arial Black'" style:font-family-generic="roman" fo:font-size="14pt" fo:font-style="normal" fo:text-shadow="none" style:text-underline-style="none" fo:font-weight="normal" style:letter-kerning="true" style:font-family-asian="'MS Gothic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'Arial Black'" style:font-family-generic="roman" fo:font-size="14pt" fo:font-style="normal" fo:text-shadow="none" style:text-underline-style="none" fo:font-weight="bold" style:letter-kerning="true" style:font-family-asian="'MS Gothic'" style:font-pitch-asian="variable" style:font-size-asian="14pt" style:font-style-asian="normal" style:font-weight-asian="bold" style:font-family-complex="Tahoma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6.856cm" svg:height="23.835cm" svg:x="4.826cm" svg:y="-1.483cm">
          <draw:image xlink:href="Pictures/1000020100000FA000001618609CE1B9.png" xlink:type="simple" xlink:show="embed" xlink:actuate="onLoad">
            <text:p/>
          </draw:image>
        </draw:frame>
        <draw:circle draw:style-name="gr2" draw:text-style-name="P2" draw:layer="layout" svg:width="2.032cm" svg:height="2.032cm" svg:x="11.938cm" svg:y="5.842cm">
          <text:p text:style-name="P2"><text:span text:style-name="T1">MS1</text:span></text:p>
          <text:p text:style-name="P2"><text:span text:style-name="T2">M4</text:span></text:p>
        </draw:circle>
        <draw:circle draw:style-name="gr3" draw:text-style-name="P1" draw:layer="layout" svg:width="0.762cm" svg:height="0.762cm" svg:x="11.03cm" svg:y="8.755cm">
          <text:p/>
        </draw:circle>
        <draw:circle draw:style-name="gr3" draw:text-style-name="P1" draw:layer="layout" svg:width="0.762cm" svg:height="0.762cm" svg:x="5.149cm" svg:y="8.755cm">
          <text:p/>
        </draw:circle>
        <draw:frame draw:style-name="gr4" draw:text-style-name="P4" draw:layer="layout" svg:width="2.466cm" svg:height="1.385cm" svg:x="11.43cm" svg:y="8.89cm">
          <draw:text-box>
            <text:p text:style-name="P3"><text:span text:style-name="T3">Project</text:span></text:p>
            <text:p text:style-name="P3"><text:span text:style-name="T3">Start M1</text:span></text:p>
          </draw:text-box>
        </draw:frame>
        <draw:circle draw:style-name="gr2" draw:text-style-name="P2" draw:layer="layout" svg:width="2.032cm" svg:height="2.032cm" svg:x="7.566cm" svg:y="8.182cm">
          <text:p text:style-name="P2"><text:span text:style-name="T1">MS3</text:span></text:p>
          <text:p text:style-name="P2"><text:span text:style-name="T2">M24</text:span></text:p>
        </draw:circle>
        <draw:circle draw:style-name="gr2" draw:text-style-name="P2" draw:layer="layout" svg:width="2.032cm" svg:height="2.032cm" svg:x="4.566cm" svg:y="8.182cm">
          <text:p text:style-name="P2"><text:span text:style-name="T1">MS6</text:span></text:p>
          <text:p text:style-name="P2"><text:span text:style-name="T2">M48</text:span></text:p>
        </draw:circle>
        <draw:circle draw:style-name="gr2" draw:text-style-name="P2" draw:layer="layout" svg:width="2.032cm" svg:height="2.032cm" svg:x="11.938cm" svg:y="2.642cm">
          <text:p text:style-name="P2"><text:span text:style-name="T1">MS4</text:span></text:p>
          <text:p text:style-name="P2"><text:span text:style-name="T2">M28</text:span></text:p>
        </draw:circle>
        <draw:circle draw:style-name="gr2" draw:text-style-name="P2" draw:layer="layout" svg:width="2.032cm" svg:height="2.032cm" svg:x="15.24cm" svg:y="12.5cm">
          <text:p text:style-name="P2"><text:span text:style-name="T1">MS2</text:span></text:p>
          <text:p text:style-name="P2"><text:span text:style-name="T2">M16</text:span></text:p>
        </draw:circle>
        <draw:circle draw:style-name="gr2" draw:text-style-name="P2" draw:layer="layout" svg:width="2.032cm" svg:height="2.032cm" svg:x="17.045cm" svg:y="15.032cm">
          <text:p text:style-name="P2"><text:span text:style-name="T1">MS5</text:span></text:p>
          <text:p text:style-name="P2"><text:span text:style-name="T2">M40</text:span></text:p>
        </draw:circle>
        <draw:frame draw:style-name="gr5" draw:text-style-name="P4" draw:layer="layout" svg:width="3.556cm" svg:height="1.385cm" svg:x="3.556cm" svg:y="7.251cm">
          <draw:text-box>
            <text:p><text:span text:style-name="T3">Project End M48</text:span></text:p>
          </draw:text-box>
        </draw:frame>
        <draw:custom-shape draw:style-name="gr6" draw:text-style-name="P6" draw:layer="layout" svg:width="5.842cm" svg:height="1.54cm" draw:transform="rotate (0.910014671989672) translate (6.909cm 7.188cm)">
          <text:p text:style-name="P5"><text:span text:style-name="T4">specification</text:span><text:span text:style-name="T5"> </text:span></text:p>
          <draw:enhanced-geometry svg:viewBox="0 0 21600 21600" draw:text-path="true" draw:text-path-mode="shape" draw:text-path-scale="path" draw:text-path-same-letter-heights="false" draw:text-areas="0 0 21600 21600" draw:type="fontwork-arch-up-curve" draw:modifiers="-161.832172399223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6" draw:text-style-name="P6" draw:layer="layout" svg:width="10.922cm" svg:height="6.02cm" draw:transform="rotate (-1.36537107383609) translate (21.187cm 3.061cm)">
          <text:p text:style-name="P5"><text:span text:style-name="T6">research &amp; development</text:span><text:span text:style-name="T5"> </text:span></text:p>
          <draw:enhanced-geometry svg:viewBox="0 0 21600 21600" draw:text-path="true" draw:text-path-mode="shape" draw:text-path-scale="path" draw:text-path-same-letter-heights="false" draw:text-areas="0 0 21600 21600" draw:type="fontwork-arch-up-curve" draw:modifiers="-154.650180376712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6" draw:text-style-name="P6" draw:layer="layout" svg:width="10.922cm" svg:height="4.681cm" draw:transform="skewX (-7.28428246778342E-017) rotate (2.41082329577931) translate (11.434cm 20.174cm)">
          <text:p text:style-name="P5"><text:span text:style-name="T6">integration &amp; evaluation</text:span></text:p>
          <draw:enhanced-geometry svg:viewBox="0 0 21600 21600" draw:text-path="true" draw:text-path-mode="shape" draw:text-path-scale="path" draw:text-path-same-letter-heights="false" draw:text-areas="0 0 21600 21600" draw:type="fontwork-arch-up-curve" draw:modifiers="-154.650180376712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7" draw:text-style-name="P1" draw:layer="layout" svg:width="0.89cm" svg:height="0.884cm" draw:transform="rotate (1.68965324885539) translate (5.234cm 10.889cm)">
          <text:p/>
          <draw:enhanced-geometry svg:viewBox="0 0 21600 21600" draw:text-areas="0 ?f0 ?f5 ?f2" draw:type="right-arrow" draw:modifiers="0 4686.792452830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Martin Rufli</meta:initial-creator>
    <meta:creation-date>2015-02-23T16:22:39.22</meta:creation-date>
    <meta:editing-duration>PT2H12M56S</meta:editing-duration>
    <meta:editing-cycles>14</meta:editing-cycles>
    <dc:date>2015-04-12T15:14:41.38</dc:date>
    <dc:creator>Martin Rufli</dc:creator>
    <meta:generator>OpenOffice/4.0.0$Win32 OpenOffice.org_project/400m3$Build-9702</meta:generator>
    <meta:document-statistic meta:object-count="38"/>
  </office:meta>
</office:document-meta>
</file>